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86mm"/>
    </style:style>
    <style:style style:name="co2" style:family="table-column">
      <style:table-column-properties fo:break-before="auto" style:column-width="52.62mm"/>
    </style:style>
    <style:style style:name="co3" style:family="table-column">
      <style:table-column-properties fo:break-before="auto" style:column-width="60.5mm"/>
    </style:style>
    <style:style style:name="co4" style:family="table-column">
      <style:table-column-properties fo:break-before="auto" style:column-width="59.0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346.29mm" svg:height="137.86mm" svg:x="21.47mm" svg:y="62.15mm">
            <draw:object draw:notify-on-update-of-ranges="Hoja1.A1:Hoja1.A1 Hoja1.A2:Hoja1.A12 Hoja1.B1:Hoja1.B1 Hoja1.B2:Hoja1.B12 Hoja1.C1:Hoja1.C1 Hoja1.C2:Hoja1.C12 Hoja1.D1:Hoja1.D1 Hoja1.D2:Hoja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ytes de un vector</text:p>
          </table:table-cell>
          <table:table-cell office:value-type="string" calcext:value-type="string">
            <text:p>Tiempo para vectores locales</text:p>
          </table:table-cell>
          <table:table-cell office:value-type="string" calcext:value-type="string">
            <text:p>Tiempo para vectores globales</text:p>
          </table:table-cell>
          <table:table-cell office:value-type="string" calcext:value-type="string">
            <text:p>Tiempo para vectores dinámicos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0381452" calcext:value-type="float">
            <text:p>0,000381452</text:p>
          </table:table-cell>
          <table:table-cell office:value-type="float" office:value="0.000287485" calcext:value-type="float">
            <text:p>0,000287485</text:p>
          </table:table-cell>
          <table:table-cell office:value-type="float" office:value="0.000285507" calcext:value-type="float">
            <text:p>0,00028550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0646631" calcext:value-type="float">
            <text:p>0,000646631</text:p>
          </table:table-cell>
          <table:table-cell office:value-type="float" office:value="0.000570881" calcext:value-type="float">
            <text:p>0,000570881</text:p>
          </table:table-cell>
          <table:table-cell office:value-type="float" office:value="0.000569309" calcext:value-type="float">
            <text:p>0,000569309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1115528" calcext:value-type="float">
            <text:p>0,001115528</text:p>
          </table:table-cell>
          <table:table-cell office:value-type="float" office:value="0.001015508" calcext:value-type="float">
            <text:p>0,001015508</text:p>
          </table:table-cell>
          <table:table-cell office:value-type="float" office:value="0.000970508" calcext:value-type="float">
            <text:p>0,00097050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/>
          <table:table-cell office:value-type="float" office:value="0.002652562" calcext:value-type="float">
            <text:p>0,002652562</text:p>
          </table:table-cell>
          <table:table-cell office:value-type="float" office:value="0.003065757" calcext:value-type="float">
            <text:p>0,00306575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0.005796258" calcext:value-type="float">
            <text:p>0,005796258</text:p>
          </table:table-cell>
          <table:table-cell office:value-type="float" office:value="0.006422912" calcext:value-type="float">
            <text:p>0,00642291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0.010168135" calcext:value-type="float">
            <text:p>0,010168135</text:p>
          </table:table-cell>
          <table:table-cell office:value-type="float" office:value="0.01019682" calcext:value-type="float">
            <text:p>0,0101968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/>
          <table:table-cell office:value-type="float" office:value="0.020127207" calcext:value-type="float">
            <text:p>0,020127207</text:p>
          </table:table-cell>
          <table:table-cell office:value-type="float" office:value="0.020270352" calcext:value-type="float">
            <text:p>0,020270352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0.040101783" calcext:value-type="float">
            <text:p>0,040101783</text:p>
          </table:table-cell>
          <table:table-cell office:value-type="float" office:value="0.040045641" calcext:value-type="float">
            <text:p>0,040045641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/>
          <table:table-cell office:value-type="float" office:value="0.079602547" calcext:value-type="float">
            <text:p>0,079602547</text:p>
          </table:table-cell>
          <table:table-cell office:value-type="float" office:value="0.080178626" calcext:value-type="float">
            <text:p>0,080178626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/>
          <table:table-cell office:value-type="float" office:value="0.160743747" calcext:value-type="float">
            <text:p>0,160743747</text:p>
          </table:table-cell>
          <table:table-cell office:value-type="float" office:value="0.161486891" calcext:value-type="float">
            <text:p>0,161486891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table:number-columns-repeated="2"/>
          <table:table-cell office:value-type="float" office:value="0.322627262" calcext:value-type="float">
            <text:p>0,322627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s" fo:country="E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04:53.344785979</meta:creation-date>
    <dc:date>2015-03-06T12:20:23.136481656</dc:date>
    <meta:editing-duration>PT29S</meta:editing-duration>
    <meta:editing-cycles>1</meta:editing-cycles>
    <meta:document-statistic meta:table-count="1" meta:cell-count="39" meta:object-count="1"/>
    <meta:generator>LibreOffice/4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63cm" svg:height="13.787cm" xlink:href=".." xlink:type="simple" chart:class="chart:line" chart:style-name="ch1">
        <chart:legend chart:legend-position="end" svg:x="27.836cm" svg:y="6.096cm" style:legend-expansion="high" chart:style-name="ch2"/>
        <chart:plot-area chart:style-name="ch3" table:cell-range-address="Hoja1.A1:Hoja1.D12" chart:data-source-has-labels="both" svg:x="1.703cm" svg:y="0.275cm" svg:width="25.441cm" svg:height="12.256cm">
          <chartooo:coordinate-region svg:x="3.118cm" svg:y="0.474cm" svg:width="23.072cm" svg:height="11.41cm"/>
          <chart:axis chart:dimension="x" chart:name="primary-x" chart:style-name="ch4" chartooo:axis-type="auto">
            <chartooo:date-scale/>
            <chart:title svg:x="12.818cm" svg:y="12.806cm" chart:style-name="ch5">
              <text:p>Bytes de un vector</text:p>
            </chart:title>
            <chart:categories table:cell-range-address="Hoja1.A2:Hoja1.A12"/>
          </chart:axis>
          <chart:axis chart:dimension="y" chart:name="primary-y" chart:style-name="ch6">
            <chart:title svg:x="0.451cm" svg:y="7.042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12" chart:label-cell-address="Hoja1.B1:Hoja1.B1" chart:class="chart:line">
            <chart:data-point chart:repeated="11"/>
          </chart:series>
          <chart:series chart:style-name="ch10" chart:values-cell-range-address="Hoja1.C2:Hoja1.C12" chart:label-cell-address="Hoja1.C1:Hoja1.C1" chart:class="chart:line">
            <chart:data-point chart:repeated="11"/>
          </chart:series>
          <chart:series chart:style-name="ch11" chart:values-cell-range-address="Hoja1.D2:Hoja1.D12" chart:label-cell-address="Hoja1.D1:Hoja1.D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ores locales</text:p>
                <draw:g>
                  <svg:desc>Hoja1.B1:Hoja1.B1</svg:desc>
                </draw:g>
              </table:table-cell>
              <table:table-cell office:value-type="string">
                <text:p>Tiempo para vectores globales</text:p>
                <draw:g>
                  <svg:desc>Hoja1.C1:Hoja1.C1</svg:desc>
                </draw:g>
              </table:table-cell>
              <table:table-cell office:value-type="string">
                <text:p>Tiempo para vectores dinámicos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90</text:p>
                <draw:g>
                  <svg:desc>Hoja1.A2:Hoja1.A12</svg:desc>
                </draw:g>
              </table:table-cell>
              <table:table-cell office:value-type="float" office:value="0.000381452">
                <text:p>0.000381452</text:p>
                <draw:g>
                  <svg:desc>Hoja1.B2:Hoja1.B12</svg:desc>
                </draw:g>
              </table:table-cell>
              <table:table-cell office:value-type="float" office:value="0.000287485">
                <text:p>0.000287485</text:p>
                <draw:g>
                  <svg:desc>Hoja1.C2:Hoja1.C12</svg:desc>
                </draw:g>
              </table:table-cell>
              <table:table-cell office:value-type="float" office:value="0.000285507">
                <text:p>0.000285507</text:p>
                <draw:g>
                  <svg:desc>Hoja1.D2:Hoja1.D12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646631">
                <text:p>0.000646631</text:p>
              </table:table-cell>
              <table:table-cell office:value-type="float" office:value="0.000570881">
                <text:p>0.000570881</text:p>
              </table:table-cell>
              <table:table-cell office:value-type="float" office:value="0.000569309">
                <text:p>0.00056930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1115528">
                <text:p>0.001115528</text:p>
              </table:table-cell>
              <table:table-cell office:value-type="float" office:value="0.001015508">
                <text:p>0.001015508</text:p>
              </table:table-cell>
              <table:table-cell office:value-type="float" office:value="0.000970508">
                <text:p>0.00097050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NaN">
                <text:p>NaN</text:p>
              </table:table-cell>
              <table:table-cell office:value-type="float" office:value="0.002652562">
                <text:p>0.002652562</text:p>
              </table:table-cell>
              <table:table-cell office:value-type="float" office:value="0.003065757">
                <text:p>0.00306575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NaN">
                <text:p>NaN</text:p>
              </table:table-cell>
              <table:table-cell office:value-type="float" office:value="0.005796258">
                <text:p>0.005796258</text:p>
              </table:table-cell>
              <table:table-cell office:value-type="float" office:value="0.006422912">
                <text:p>0.00642291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NaN">
                <text:p>NaN</text:p>
              </table:table-cell>
              <table:table-cell office:value-type="float" office:value="0.010168135">
                <text:p>0.010168135</text:p>
              </table:table-cell>
              <table:table-cell office:value-type="float" office:value="0.01019682">
                <text:p>0.01019682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NaN">
                <text:p>NaN</text:p>
              </table:table-cell>
              <table:table-cell office:value-type="float" office:value="0.020127207">
                <text:p>0.020127207</text:p>
              </table:table-cell>
              <table:table-cell office:value-type="float" office:value="0.020270352">
                <text:p>0.020270352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NaN">
                <text:p>NaN</text:p>
              </table:table-cell>
              <table:table-cell office:value-type="float" office:value="0.040101783">
                <text:p>0.040101783</text:p>
              </table:table-cell>
              <table:table-cell office:value-type="float" office:value="0.040045641">
                <text:p>0.040045641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NaN">
                <text:p>NaN</text:p>
              </table:table-cell>
              <table:table-cell office:value-type="float" office:value="0.079602547">
                <text:p>0.079602547</text:p>
              </table:table-cell>
              <table:table-cell office:value-type="float" office:value="0.080178626">
                <text:p>0.080178626</text:p>
              </table:table-cell>
            </table:table-row>
            <table:table-row>
              <table:table-cell office:value-type="float" office:value="268435456">
                <text:p>268435460</text:p>
              </table:table-cell>
              <table:table-cell office:value-type="float" office:value="NaN">
                <text:p>NaN</text:p>
              </table:table-cell>
              <table:table-cell office:value-type="float" office:value="0.160743747">
                <text:p>0.160743747</text:p>
              </table:table-cell>
              <table:table-cell office:value-type="float" office:value="0.161486891">
                <text:p>0.161486891</text:p>
              </table:table-cell>
            </table:table-row>
            <table:table-row>
              <table:table-cell office:value-type="float" office:value="536870912">
                <text:p>536870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627262">
                <text:p>0.322627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